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officeooo:rsid="0002b328" officeooo:paragraph-rsid="0002b328" style:font-size-asian="13.1000003814697pt" style:font-size-complex="15pt"/>
    </style:style>
    <style:style style:name="P2" style:family="paragraph" style:parent-style-name="Standard">
      <style:paragraph-properties fo:text-align="center" style:justify-single-word="false"/>
      <style:text-properties fo:font-size="15pt" style:text-underline-style="none" fo:font-weight="bold" officeooo:rsid="0002b328" officeooo:paragraph-rsid="0002b328"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5pt" style:text-underline-style="none" fo:font-weight="bold" officeooo:rsid="00064360" officeooo:paragraph-rsid="00064360" style:font-size-asian="13.1000003814697pt" style:font-weight-asian="bold" style:font-size-complex="15pt" style:font-weight-complex="bold"/>
    </style:style>
    <style:style style:name="P4" style:family="paragraph" style:parent-style-name="Standard">
      <style:paragraph-properties fo:text-align="center" style:justify-single-word="false"/>
      <style:text-properties fo:font-size="15pt" style:text-underline-style="none" fo:font-weight="bold" officeooo:rsid="000fd5c5" officeooo:paragraph-rsid="000fd5c5" style:font-size-asian="13.1000003814697pt" style:font-weight-asian="bold" style:font-size-complex="15pt" style:font-weight-complex="bold"/>
    </style:style>
    <style:style style:name="P5" style:family="paragraph" style:parent-style-name="Standard">
      <style:paragraph-properties fo:text-align="center" style:justify-single-word="false"/>
      <style:text-properties fo:font-size="15pt" style:text-underline-style="none" fo:font-weight="bold" officeooo:rsid="0013e2d1" officeooo:paragraph-rsid="0013e2d1" style:font-size-asian="13.1000003814697pt" style:font-weight-asian="bold" style:font-size-complex="15pt" style:font-weight-complex="bold"/>
    </style:style>
    <style:style style:name="P6" style:family="paragraph" style:parent-style-name="Standard">
      <style:paragraph-properties fo:text-align="center" style:justify-single-word="false"/>
      <style:text-properties fo:font-size="15pt" style:text-underline-style="none" fo:font-weight="bold" officeooo:rsid="00187182" officeooo:paragraph-rsid="00187182" style:font-size-asian="13.1000003814697pt" style:font-weight-asian="bold" style:font-size-complex="15pt" style:font-weight-complex="bold"/>
    </style:style>
    <style:style style:name="P7" style:family="paragraph" style:parent-style-name="Standard">
      <style:paragraph-properties fo:text-align="center" style:justify-single-word="false"/>
      <style:text-properties fo:font-size="15pt" style:text-underline-style="none" fo:font-weight="bold" officeooo:rsid="001aeead" officeooo:paragraph-rsid="001aeead" style:font-size-asian="13.1000003814697pt" style:font-weight-asian="bold" style:font-size-complex="15pt" style:font-weight-complex="bold"/>
    </style:style>
    <style:style style:name="P8" style:family="paragraph" style:parent-style-name="Standard">
      <style:paragraph-properties fo:text-align="center" style:justify-single-word="false"/>
      <style:text-properties fo:font-size="15pt" style:text-underline-style="none" fo:font-weight="bold" officeooo:rsid="0023fdad" officeooo:paragraph-rsid="0023fdad" style:font-size-asian="13.1000003814697pt" style:font-weight-asian="bold" style:font-size-complex="15pt" style:font-weight-complex="bold"/>
    </style:style>
    <style:style style:name="P9" style:family="paragraph" style:parent-style-name="Standard">
      <style:paragraph-properties fo:text-align="center" style:justify-single-word="false"/>
      <style:text-properties fo:font-size="15pt" style:text-underline-style="none" fo:font-weight="bold" officeooo:rsid="002d61ec" officeooo:paragraph-rsid="002d61ec" style:font-size-asian="13.1000003814697pt" style:font-weight-asian="bold" style:font-size-complex="15pt" style:font-weight-complex="bold"/>
    </style:style>
    <style:style style:name="P10" style:family="paragraph" style:parent-style-name="Standard">
      <style:paragraph-properties fo:text-align="center" style:justify-single-word="false"/>
      <style:text-properties fo:font-size="15pt" style:text-underline-style="none" fo:font-weight="bold" officeooo:rsid="002fa64b" officeooo:paragraph-rsid="002fa64b" style:font-size-asian="13.1000003814697pt" style:font-weight-asian="bold" style:font-size-complex="15pt" style:font-weight-complex="bold"/>
    </style:style>
    <style:style style:name="P11" style:family="paragraph" style:parent-style-name="Standard">
      <style:paragraph-properties fo:text-align="center" style:justify-single-word="false"/>
      <style:text-properties fo:font-size="15pt" style:text-underline-style="none" fo:font-weight="bold" officeooo:rsid="0028b194" officeooo:paragraph-rsid="0028b194" style:font-size-asian="13.1000003814697pt" style:font-weight-asian="bold" style:font-size-complex="15pt" style:font-weight-complex="bold"/>
    </style:style>
    <style:style style:name="P12" style:family="paragraph" style:parent-style-name="Standard">
      <style:paragraph-properties fo:text-align="center" style:justify-single-word="false"/>
      <style:text-properties fo:font-size="15pt" style:text-underline-style="none" fo:font-weight="bold" officeooo:rsid="0040beaa" officeooo:paragraph-rsid="0040beaa" style:font-size-asian="13.1000003814697pt" style:font-weight-asian="bold" style:font-size-complex="15pt" style:font-weight-complex="bold"/>
    </style:style>
    <style:style style:name="P13" style:family="paragraph" style:parent-style-name="Standard">
      <style:paragraph-properties fo:text-align="center" style:justify-single-word="false"/>
      <style:text-properties fo:font-size="15pt" style:text-underline-style="none" fo:font-weight="bold" officeooo:rsid="004a5d48" officeooo:paragraph-rsid="004a5d48" style:font-size-asian="13.1000003814697pt" style:font-weight-asian="bold" style:font-size-complex="15pt" style:font-weight-complex="bold"/>
    </style:style>
    <style:style style:name="P14" style:family="paragraph" style:parent-style-name="Standard">
      <style:paragraph-properties fo:text-align="center" style:justify-single-word="false"/>
      <style:text-properties fo:font-size="15pt" style:text-underline-style="none" fo:font-weight="bold" officeooo:rsid="005125b6" officeooo:paragraph-rsid="005125b6" style:font-size-asian="13.1000003814697pt" style:font-weight-asian="bold" style:font-size-complex="15pt" style:font-weight-complex="bold"/>
    </style:style>
    <style:style style:name="P15" style:family="paragraph" style:parent-style-name="Standard">
      <style:paragraph-properties fo:text-align="center" style:justify-single-word="false"/>
      <style:text-properties fo:font-size="15pt" style:text-underline-style="none" fo:font-weight="bold" officeooo:rsid="0056fd9c" officeooo:paragraph-rsid="0056fd9c" style:font-size-asian="13.1000003814697pt" style:font-weight-asian="bold" style:font-size-complex="15pt" style:font-weight-complex="bold"/>
    </style:style>
    <style:style style:name="P16" style:family="paragraph" style:parent-style-name="Standard">
      <style:paragraph-properties fo:text-align="center" style:justify-single-word="false"/>
      <style:text-properties fo:font-size="15pt" style:text-underline-style="none" fo:font-weight="bold" officeooo:rsid="005a3834" officeooo:paragraph-rsid="005a3834" style:font-size-asian="13.1000003814697pt" style:font-weight-asian="bold" style:font-size-complex="15pt" style:font-weight-complex="bold"/>
    </style:style>
    <style:style style:name="P17" style:family="paragraph" style:parent-style-name="Standard">
      <style:paragraph-properties fo:text-align="start" style:justify-single-word="false"/>
      <style:text-properties fo:font-size="12pt" style:text-underline-style="none" fo:font-weight="normal" officeooo:rsid="0002b328" officeooo:paragraph-rsid="0002b328"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04b2a0" officeooo:paragraph-rsid="0004b2a0"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05d4fe" officeooo:paragraph-rsid="0005d4fe"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064360" officeooo:paragraph-rsid="00064360"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078dc3" officeooo:paragraph-rsid="00078dc3"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0940b6" officeooo:paragraph-rsid="000940b6"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0e2d70" officeooo:paragraph-rsid="000e2d70"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0f3657" officeooo:paragraph-rsid="000f3657"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0fd5c5" officeooo:paragraph-rsid="000fd5c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10c614" officeooo:paragraph-rsid="0010c614"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12ab13" officeooo:paragraph-rsid="0012ab13"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134dc3" officeooo:paragraph-rsid="00134dc3"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13e2d1" officeooo:paragraph-rsid="0013e2d1"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14f918" officeooo:paragraph-rsid="0014f918"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16d93e" officeooo:paragraph-rsid="0016d93e"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187182" officeooo:paragraph-rsid="00187182"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198bf8" officeooo:paragraph-rsid="00198bf8"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1a1e4b" officeooo:paragraph-rsid="001a1e4b"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1aeead" officeooo:paragraph-rsid="001aeead"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1b773a" officeooo:paragraph-rsid="001b773a"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1ed87e" officeooo:paragraph-rsid="001ed87e"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20ad0e" officeooo:paragraph-rsid="0020ad0e"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normal" officeooo:rsid="0022956f" officeooo:paragraph-rsid="0022956f"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style:text-underline-style="none" fo:font-weight="normal" officeooo:rsid="0023fdad" officeooo:paragraph-rsid="0023fdad"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style:text-underline-style="none" fo:font-weight="normal" officeooo:rsid="0025a1d7" officeooo:paragraph-rsid="0025a1d7"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style:text-underline-style="none" fo:font-weight="normal" officeooo:rsid="0025fb05" officeooo:paragraph-rsid="0025fb05"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style:text-underline-style="none" fo:font-weight="normal" officeooo:rsid="00273ee1" officeooo:paragraph-rsid="00273ee1" style:font-size-asian="10.5pt" style:font-weight-asian="normal" style:font-size-complex="12pt" style:font-weight-complex="normal"/>
    </style:style>
    <style:style style:name="P44" style:family="paragraph" style:parent-style-name="Standard">
      <style:paragraph-properties fo:text-align="center" style:justify-single-word="false"/>
      <style:text-properties fo:font-size="12pt" style:text-underline-style="none" fo:font-weight="normal" officeooo:rsid="00273ee1" officeooo:paragraph-rsid="00273ee1"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style:text-underline-style="none" fo:font-weight="normal" officeooo:rsid="0028b194" officeooo:paragraph-rsid="0028b194"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style:text-underline-style="none" fo:font-weight="normal" officeooo:rsid="002a993a" officeooo:paragraph-rsid="002a993a"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style:text-underline-style="none" fo:font-weight="normal" officeooo:rsid="002b1950" officeooo:paragraph-rsid="002b1950"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style:text-underline-style="none" fo:font-weight="normal" officeooo:rsid="002c5d45" officeooo:paragraph-rsid="002c5d45"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style:text-underline-style="none" fo:font-weight="normal" officeooo:rsid="002d61ec" officeooo:paragraph-rsid="002d61ec"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style:text-underline-style="none" fo:font-weight="normal" officeooo:rsid="002eab03" officeooo:paragraph-rsid="002eab03"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style:text-underline-style="none" fo:font-weight="normal" officeooo:rsid="002f5df2" officeooo:paragraph-rsid="002f5df2"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style:text-underline-style="none" fo:font-weight="normal" officeooo:rsid="002fa64b" officeooo:paragraph-rsid="002fa64b"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style:text-underline-style="none" fo:font-weight="normal" officeooo:rsid="00338d67" officeooo:paragraph-rsid="00338d67"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style:text-underline-style="none" fo:font-weight="normal" officeooo:rsid="0033b5c6" officeooo:paragraph-rsid="0033b5c6"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style:text-underline-style="none" fo:font-weight="normal" officeooo:rsid="003464b5" officeooo:paragraph-rsid="003464b5"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style:text-underline-style="none" fo:font-weight="normal" officeooo:rsid="003493d0" officeooo:paragraph-rsid="003493d0"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style:text-underline-style="none" fo:font-weight="normal" officeooo:rsid="00367c04" officeooo:paragraph-rsid="00367c04"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style:text-underline-style="none" fo:font-weight="normal" officeooo:rsid="003846ec" officeooo:paragraph-rsid="003846ec"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style:text-underline-style="none" fo:font-weight="normal" officeooo:rsid="003a09fe" officeooo:paragraph-rsid="003a09fe"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style:text-underline-style="none" fo:font-weight="normal" officeooo:rsid="003a123a" officeooo:paragraph-rsid="003a123a"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style:text-underline-style="none" fo:font-weight="normal" officeooo:rsid="003bd7b3" officeooo:paragraph-rsid="003bd7b3"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2pt" style:text-underline-style="none" fo:font-weight="normal" officeooo:rsid="003d9067" officeooo:paragraph-rsid="003d9067"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size="12pt" style:text-underline-style="none" fo:font-weight="normal" officeooo:rsid="0040beaa" officeooo:paragraph-rsid="0040beaa"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size="12pt" style:text-underline-style="none" fo:font-weight="normal" officeooo:rsid="0040d24f" officeooo:paragraph-rsid="0040d24f"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style:text-underline-style="none" fo:font-weight="normal" officeooo:rsid="00437c68" officeooo:paragraph-rsid="00437c68"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style:text-underline-style="none" fo:font-weight="normal" officeooo:rsid="0046754b" officeooo:paragraph-rsid="0046754b"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style:text-underline-style="none" fo:font-weight="normal" officeooo:rsid="0046aa18" officeooo:paragraph-rsid="0046aa18"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style:text-underline-style="none" fo:font-weight="normal" officeooo:rsid="0046d46f" officeooo:paragraph-rsid="0046d46f"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style:text-underline-style="none" fo:font-weight="normal" officeooo:rsid="0047402f" officeooo:paragraph-rsid="0047402f"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style:text-underline-style="none" fo:font-weight="normal" officeooo:rsid="00486a5d" officeooo:paragraph-rsid="00486a5d"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style:text-underline-style="none" fo:font-weight="normal" officeooo:rsid="004a5d48" officeooo:paragraph-rsid="004a5d48"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style:text-underline-style="none" fo:font-weight="normal" officeooo:rsid="004cd284" officeooo:paragraph-rsid="004cd284"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style:text-underline-style="none" fo:font-weight="normal" officeooo:rsid="004e69cf" officeooo:paragraph-rsid="004e69cf"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style:text-underline-style="none" fo:font-weight="normal" officeooo:rsid="0050203d" officeooo:paragraph-rsid="0050203d"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style:text-underline-style="none" fo:font-weight="normal" officeooo:rsid="005125b6" officeooo:paragraph-rsid="005125b6"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style:text-underline-style="none" fo:font-weight="normal" officeooo:rsid="00528462" officeooo:paragraph-rsid="00528462"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style:text-underline-style="none" fo:font-weight="normal" officeooo:rsid="00556d78" officeooo:paragraph-rsid="00556d78"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style:text-underline-style="none" fo:font-weight="normal" officeooo:rsid="0056287d" officeooo:paragraph-rsid="0056287d"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style:text-underline-style="none" fo:font-weight="normal" officeooo:rsid="00565148" officeooo:paragraph-rsid="00565148"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style:text-underline-style="none" fo:font-weight="normal" officeooo:rsid="0056dd44" officeooo:paragraph-rsid="0056dd44"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style:text-underline-style="none" fo:font-weight="normal" officeooo:rsid="0056fd9c" officeooo:paragraph-rsid="0056fd9c"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style:text-underline-style="none" fo:font-weight="normal" officeooo:rsid="00575d08" officeooo:paragraph-rsid="00575d08"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style:text-underline-style="none" fo:font-weight="normal" officeooo:rsid="0058e68e" officeooo:paragraph-rsid="0058e68e"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style:text-underline-style="none" fo:font-weight="normal" officeooo:rsid="005a3834" officeooo:paragraph-rsid="005a3834"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style:text-underline-style="none" fo:font-weight="normal" officeooo:rsid="005a62c8" officeooo:paragraph-rsid="005a62c8" style:font-size-asian="10.5pt" style:font-weight-asian="normal" style:font-size-complex="12pt" style:font-weight-complex="normal"/>
    </style:style>
    <style:style style:name="P86" style:family="paragraph" style:parent-style-name="Standard">
      <style:paragraph-properties fo:text-align="center" style:justify-single-word="false"/>
      <style:text-properties fo:font-size="12pt" style:text-underline-style="none" fo:font-weight="bold" officeooo:rsid="00273ee1" officeooo:paragraph-rsid="00273ee1" style:font-size-asian="10.5pt" style:font-weight-asian="bold" style:font-size-complex="12pt" style:font-weight-complex="bold"/>
    </style:style>
    <style:style style:name="P87" style:family="paragraph" style:parent-style-name="Standard">
      <style:paragraph-properties fo:text-align="start" style:justify-single-word="false"/>
      <style:text-properties fo:font-size="12pt" fo:font-style="normal" style:text-underline-style="none" fo:font-weight="normal" officeooo:rsid="00134dc3" officeooo:paragraph-rsid="00134dc3"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color="#ce181e" fo:font-size="12pt" fo:font-style="normal" style:text-underline-style="none" fo:font-weight="normal" officeooo:rsid="005aa5d7" officeooo:paragraph-rsid="005aa5d7" style:font-size-asian="10.5pt" style:font-style-asian="normal" style:font-weight-asian="normal" style:font-size-complex="12pt" style:font-style-complex="normal" style:font-weight-complex="normal"/>
    </style:style>
    <style:style style:name="T1" style:family="text">
      <style:text-properties officeooo:rsid="0002badb"/>
    </style:style>
    <style:style style:name="T2" style:family="text">
      <style:text-properties officeooo:rsid="0005d4fe"/>
    </style:style>
    <style:style style:name="T3" style:family="text">
      <style:text-properties officeooo:rsid="000940b6"/>
    </style:style>
    <style:style style:name="T4" style:family="text">
      <style:text-properties officeooo:rsid="000b0986"/>
    </style:style>
    <style:style style:name="T5" style:family="text">
      <style:text-properties officeooo:rsid="000f3657"/>
    </style:style>
    <style:style style:name="T6" style:family="text">
      <style:text-properties officeooo:rsid="0010c614"/>
    </style:style>
    <style:style style:name="T7" style:family="text">
      <style:text-properties style:text-position="super 58%"/>
    </style:style>
    <style:style style:name="T8" style:family="text">
      <style:text-properties officeooo:rsid="0012ab13"/>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officeooo:rsid="001a1e4b"/>
    </style:style>
    <style:style style:name="T12" style:family="text">
      <style:text-properties officeooo:rsid="0020ad0e"/>
    </style:style>
    <style:style style:name="T13" style:family="text">
      <style:text-properties officeooo:rsid="0033b5c6"/>
    </style:style>
    <style:style style:name="T14" style:family="text">
      <style:text-properties officeooo:rsid="003493d0"/>
    </style:style>
    <style:style style:name="T15" style:family="text">
      <style:text-properties officeooo:rsid="00437c68"/>
    </style:style>
    <style:style style:name="T16" style:family="text">
      <style:text-properties officeooo:rsid="0045698b"/>
    </style:style>
    <style:style style:name="T17" style:family="text">
      <style:text-properties officeooo:rsid="0047402f"/>
    </style:style>
    <style:style style:name="T18" style:family="text">
      <style:text-properties officeooo:rsid="00486a5d"/>
    </style:style>
    <style:style style:name="T19" style:family="text">
      <style:text-properties officeooo:rsid="004a5d48"/>
    </style:style>
    <style:style style:name="T20" style:family="text">
      <style:text-properties officeooo:rsid="004c0120"/>
    </style:style>
    <style:style style:name="T21" style:family="text">
      <style:text-properties officeooo:rsid="00539135"/>
    </style:style>
    <style:style style:name="T22" style:family="text">
      <style:text-properties officeooo:rsid="005d58e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ing Gilla-na-Naem “The Wise” of Eire</text:p>
      <text:p text:style-name="P1"/>
      <text:p text:style-name="P2">1271</text:p>
      <text:p text:style-name="P2"/>
      <text:p text:style-name="P17">28 October</text:p>
      <text:p text:style-name="P17"/>
      <text:p text:style-name="P17"><text:s/>I was told over lunch by messnegers blessed by good winds that my father had died and I am named in <text:s/>Dublin. <text:s/>Though I would lie to say I am not a bit pleased having finally assumed my rightful position as King of Ireland and Master of Dublin I am deeply lost by my father’s death. Possibly the last of the great Irish Crusader Kings Lennan inspired me to be the man I am today and without his great support I would have never been named Duke of Man let alone King of Wales and Protector of Scottland. Now with Dublin withing my sights I am poised to become perhaps the greatest King Brittania has seen since the days of the great Roman Ceasars. My worthless cousin Eilif has become <text:span text:style-name="T1">increasingly bogged down in the Norwegian affair and Scottland is caught in the middle of a series of not so serious attempts at a power grab. Now that I, Gilla, Lord of Wales and Protector of Scottland am become King of Ireland I do think that things will change. I fancy myelf lord of all Britania. Eilif ought to realize that our realm and great city is far wealthier and more powerful that his land of country nobodies. If he will not be persuaded by reason than force will have to do. This will all have to wait until later. For now I must take care of some more pressing matters. My succesion is unquestioned throughout the realm but I must take certain precausionary steps now to ensure that no serious threat to my rule will develop in the ensuing years. First and foremost I am now personally named as the master of nearly 1/3rd of all of our lands. I will grant to my son, Faelan, the lands of Deheubarth but even then I will be the most powerful King Ireland has ever seen. I need to be ready should the Vassals try to revolt and take back some of their now lost power. I will appraise the political climate once I arrive in Dublin.</text:span></text:p>
      <text:p text:style-name="P17"/>
      <text:p text:style-name="P18">30 October</text:p>
      <text:p text:style-name="P18"/>
      <text:p text:style-name="P18">My ship has arrived in Dublin Harbor. I am greeted by many people longing to see their new King. First tommorow we will present a grand funeral for my father the King. On the next day at high noon I will be cronwed in the grand hall of our royal palace where I will give a speech and then a grand feast.</text:p>
      <text:p text:style-name="P18"/>
      <text:p text:style-name="P18">31 October</text:p>
      <text:p text:style-name="P18"/>
      <text:p text:style-name="P18">He’s gone and nothings gonna bring him back</text:p>
      <text:p text:style-name="P18"/>
      <text:p text:style-name="P18">1 November</text:p>
      <text:p text:style-name="P18"/>
      <text:p text:style-name="P18">I have announced my intentions to keep all of my familie’s titles intact and that the master of Dublin will know no greater on Earth. I am come to realize that many of father’s vassals including Tord of Osriage, the last of Slaine’s kin, Ragnar of Tir Eoghan, and <text:span text:style-name="T2">even the lord of Laigan dissaprove of such a centralized King in Ireland and under the cover of coronary pleasantries we both have made it abundantly clear that we dislike eachother. A rather un-wise move in my opinion for them. Still my priority is to organized resistance. Should they start skulking together later on I may need to intervene. I have greatly cut down on the number of courtiers. Anyone who I did not personally recognize got tossed out and then let the feast begin!</text:span></text:p>
      <text:p text:style-name="P18"/>
      <text:p text:style-name="P19">26 November</text:p>
      <text:p text:style-name="P19"/>
      <text:p text:style-name="P19"><text:soft-page-break/>My extravagent parties have been absent a select and obvious few. The clergy for one has shied from my palace since the afternoon of my coronation and Tord Earl of Osriage.</text:p>
      <text:p text:style-name="P19"/>
      <text:p text:style-name="P20">14 December</text:p>
      <text:p text:style-name="P20"/>
      <text:p text:style-name="P20">I have paid for our parties to last until the new years. Our land is rich and the city in the best shape of all time. My steward assures me that no matter how much of a good time we have we really cant make a dent in the citie’s riches.</text:p>
      <text:p text:style-name="P20"/>
      <text:p text:style-name="P20">25 December</text:p>
      <text:p text:style-name="P20"/>
      <text:p text:style-name="P20">Well Ragnar ended up showin his ugly face, getting made fun of by one of my servants, killing the servants, being restrained by my gaurds and finnaly I had him imprisoned. The dumb son of a bitch who did he think he was.</text:p>
      <text:p text:style-name="P20"/>
      <text:p text:style-name="P3">1272</text:p>
      <text:p text:style-name="P3"/>
      <text:p text:style-name="P20">1 January</text:p>
      <text:p text:style-name="P20"/>
      <text:p text:style-name="P20">Well it was a hell of a time but I’m looking forward to sobering up and being King for a min.</text:p>
      <text:p text:style-name="P20"/>
      <text:p text:style-name="P21">10 February</text:p>
      <text:p text:style-name="P21"/>
      <text:p text:style-name="P21">I have decided it prudent to back off on some of my previous desires and to take my vassals off of my back I have granted my nephew, Comgan the Bastard son of Fiona, and his family for ever the county of Builth in Wales. My son Faelan has been given steward ship over the lands in Scottland and I will be relegated to command over only Ireland and Man. Still more than my father had but not all that I wanted. I decided it would be smartest to simply put this behind us and move forward on expanding the power of my throne.</text:p>
      <text:p text:style-name="P21"/>
      <text:p text:style-name="P21">11 April</text:p>
      <text:p text:style-name="P21"/>
      <text:p text:style-name="P21">In France Queen Aude has relatively pacified the realm by inspiring French Nationalism in such a heroic figure as the Queen but also herself renouncing the wealthy ways of her family and embracing the Fraticelli way of the Vexins continuing the ban of Church owned “opulence” and is seen as a way of embracing the deeply woven Fraticelli way of life in France. <text:span text:style-name="T3">In Toulouse the Kaisar has renewed a small scale harrasment of King Ramon II The Bold mostly just to test the power of the un-provoked superpower of Europe the crazed fanatics of Hispania.</text:span></text:p>
      <text:p text:style-name="P21"/>
      <text:p text:style-name="P22">6 July</text:p>
      <text:p text:style-name="P22"/>
      <text:p text:style-name="P22">The way I see the world there are many great powers in Europe and I am one of them. Eilif, as well, for his part must be recognized, for now, as at least in the same category as I and until I defeat him in battle it will remain this way. Ramon in Hispania seems not too eager to embark on a world conquest but instead seems to lead more explorations into western Africa than into Germany. The Kaisar has defended themselves from Egypt’s fruitless attack but fail to have gained any meaningful territory as a result. Now they are going back to war with Hispania in an attempt to restore their glory lost to hispania during <text:span text:style-name="T4">their failed invasion 1223-1225 leading to a great period of civil unrest in Germany </text:span><text:soft-page-break/><text:span text:style-name="T4">which was not really resolved until Clamenc “The Great” assumed the throne in 1246. Germany defeated Joan of Egypt and the Papacy in 1268 and is now either falling into the same trap from 50 years ago or ready to actually conquer Western Europe. The papacy of Sergius VII is, in my eyes, all but compromised. Following Roma’s alliance with the Kaisar against Genoa (Noli) the pope declared Joan the Young (who is still rebeling across Egypt) a traitor against Christ and had him excomunicated AND named a royal christian, the leader in Zaragoza, as the rightful “Defender of the people of Christ” or King of Egypt in this situation. The Papacy has pledged full support for the Kaisar in his struggle against the Islamic Caliphate of Aragon. </text:span></text:p>
      <text:p text:style-name="P22"/>
      <text:p text:style-name="P23">21 July</text:p>
      <text:p text:style-name="P23"/>
      <text:p text:style-name="P23">I have decided against intervention in my cousin Eilif’s ongoing wars against Norwegian factions in his realm. Ironic really becaue he claims lineage to Hardrade himself and my own kingdom was founded on anti-Norwegian sentiment however times change and I need to stockpile wealth and power for when our inevitable great clash comes about…</text:p>
      <text:p text:style-name="P23"/>
      <text:p text:style-name="P23">3 August</text:p>
      <text:p text:style-name="P23"/>
      <text:p text:style-name="P23">My wife has told me she is pregnant. I am pleased to expand my royal family but worry about if she should have another son. Who will inherit? My grandfather’s law explicitially stated the youngest son must inherit but my rule is without question here. Right? We’ll just have to wait and see…</text:p>
      <text:p text:style-name="P23"/>
      <text:p text:style-name="P23">1 October</text:p>
      <text:p text:style-name="P23"/>
      <text:p text:style-name="P23">England’s positions in Brittany are now being challenged by Queen Aude of Frace. The great Kingdom of Francia has never been more powerful before her majesty ascended the throne 2 years ago and seeing her time as the Kaisar and Ramon busy themselves with eachother that she may consolodate her power in the North-West. <text:span text:style-name="T5">My time to strike against Eilif may be drawing nigh. He faces enemies from nearly all sides and if I joined he would be truly surrounded. Perhaps this spring…</text:span></text:p>
      <text:p text:style-name="P23"/>
      <text:p text:style-name="P24">25 October</text:p>
      <text:p text:style-name="P24"/>
      <text:p text:style-name="P24">Since my wife told me she is pregnant I have received dozens of bad omens regarding childbirth...I am sure it’s nothing. Any learned man recognizes these are only paranoid patterns running freely through our powerful subconsious, Nothing to be afraid of my dear!</text:p>
      <text:p text:style-name="P24"/>
      <text:p text:style-name="P24">4 November</text:p>
      <text:p text:style-name="P24"><text:line-break/>My daughter Brigit is turing out to be such a nice young lady. I have made arrangements for her marriage to the second son of Emperor Phokus II of the Eastern Roman Empire.</text:p>
      <text:p text:style-name="P24"/>
      <text:p text:style-name="P24">11 December</text:p>
      <text:p text:style-name="P24"/>
      <text:p text:style-name="P24">Word from Hispania is not so good for our Christian friends. Their Eastern Army was shattered and routed near the pass of Rossello and their western army having arrived in Navarre nearly unoppossed now may be cut off from the north by the Rossello Muslims heading into Gascogne.</text:p>
      <text:p text:style-name="P24"/>
      <text:p text:style-name="P24">28 December</text:p>
      <text:p text:style-name="P24"/>
      <text:p text:style-name="P24"><text:soft-page-break/>The Kaisar has moved his soldiers north out of the city of Pamplona and onto the northern coast of Hispania 50 miles east of Asturias de Oviedo</text:p>
      <text:p text:style-name="P24"/>
      <text:p text:style-name="P4">1273</text:p>
      <text:p text:style-name="P25"/>
      <text:p text:style-name="P25">25 January</text:p>
      <text:p text:style-name="P25"/>
      <text:p text:style-name="P25">My wife, Queen Bebinn, has decided to retreat to a remote cottage in Cill Dara to bear our child. The signs I have been shown suggest he will be no less than the antichrist…</text:p>
      <text:p text:style-name="P25"/>
      <text:p text:style-name="P25">14 February</text:p>
      <text:p text:style-name="P25"/>
      <text:p text:style-name="P25">The Kaisar himself was <text:span text:style-name="T6">surrounded </text:span>today in the lands of Viscays in northern Hispania by Ramon’s armies. <text:span text:style-name="T6">This seems sure to be his last stand, it seems impossible that he should be victorious outmanned and surrounded. (It shall prove that:)</text:span> His failed invasion of Hispania cost him nearly 10,000 lives and may prove to plunge the Holy Roman Empire into civil war again. Ramon the Bold, Emperor of Hispania may prove unstopable…</text:p>
      <text:p text:style-name="P25"/>
      <text:p text:style-name="P25">20 February</text:p>
      <text:p text:style-name="P25"/>
      <text:p text:style-name="P25">Aude Queen of France has begun a war to “claim the riches of French Compte” a pious community on the western edges of Lorraine who has remained independent and loyal to the Roman Papacy all this time since the first German-Papal war 150 years ago.</text:p>
      <text:p text:style-name="P25"/>
      <text:p text:style-name="P25">3 March</text:p>
      <text:p text:style-name="P25"/>
      <text:p text:style-name="P25">My daughter, Lann, was born this morning. I’m sure Faelan is celebrating out in Wales…</text:p>
      <text:p text:style-name="P25"/>
      <text:p text:style-name="P26">1 April</text:p>
      <text:p text:style-name="P26"/>
      <text:p text:style-name="P26">Rejoice for there (supposedly) is a god! The Kaisar has lasted over a month and, I hear, is still alive and kicking in the provance of Viscays.</text:p>
      <text:p text:style-name="P26"/>
      <text:p text:style-name="P26">18 April</text:p>
      <text:p text:style-name="P26"/>
      <text:p text:style-name="P26">I have decided that Eilif is very weak and can no longer be trusted with his command of the county Rhos. This has been England’s only point on Saint George’s Channel that has gone unchallenged and now is time to show him that we will enforce our right to protect our Trade into the great city of Dublin. Raise the Levies! We sail for Rhos!</text:p>
      <text:p text:style-name="P26"/>
      <text:p text:style-name="P26">14 May</text:p>
      <text:p text:style-name="P26"/>
      <text:p text:style-name="P26">Through the course of the (2<text:span text:style-name="T7">nd</text:span> German-Hispanic War) Ramon has now been forced to fall back all the way to nearly to his castle of Molina and German soldiers have pushed all the way to Zaragoza and met with the men of “Guillem-Ramon the Merry” but still <text:span text:style-name="T8">the Germans seem spread thin and spent. Only time will tell.</text:span></text:p>
      <text:p text:style-name="P26"/>
      <text:p text:style-name="P27">17 June</text:p>
      <text:p text:style-name="P27"><text:soft-page-break/></text:p>
      <text:p text:style-name="P27">The Germans have made a hasty retreat from their fortess in Viscays into Zaragoza.</text:p>
      <text:p text:style-name="P27"/>
      <text:p text:style-name="P27">19 July</text:p>
      <text:p text:style-name="P27"/>
      <text:p text:style-name="P27">In Zaragoza the Hispanic Offensive has been succesful but...muted.</text:p>
      <text:p text:style-name="P28"/>
      <text:p text:style-name="P28"/>
      <text:p text:style-name="P28">13 August</text:p>
      <text:p text:style-name="P28"/>
      <text:p text:style-name="P28">Joan the Young has been imprisoned in Cairo and the people are led by Guillem-Ramon <text:span text:style-name="T9">Rex in Absentia </text:span><text:span text:style-name="T10">their faith in the Pope must be nuts, also they must live pretty nice lives over there.</text:span></text:p>
      <text:p text:style-name="P87"/>
      <text:p text:style-name="P87"/>
      <text:p text:style-name="P27">24 August</text:p>
      <text:p text:style-name="P27"/>
      <text:p text:style-name="P27">During my occupation of certain lands in the west of their domain I have come to the realization that some officers in my armed forces are dreadfully lacking in common sense. I have begun a top down re-organization of our armed forces which will leave them more succesful, more powerful, and more deadly. So far no English soldiers have opposed us. I think Eilif has too much on his plate, or he may not even know we have moved…</text:p>
      <text:p text:style-name="P27"/>
      <text:p text:style-name="P28">16 September</text:p>
      <text:p text:style-name="P28"/>
      <text:p text:style-name="P28">In France Queen Aude may have bitten off more than she can chew. Djion has been invaded by the men of French-Compte… Meanwhile in Zaragoza the soldiers of the Emperor Ramon the Bold managed to capture the city but at a great great cost. Plust the people there dont respect the soldier so casuallies remain even after the occupation. The resolve of the Kaisar has only strenghened.</text:p>
      <text:p text:style-name="P28"/>
      <text:p text:style-name="P28">28 October</text:p>
      <text:p text:style-name="P28"/>
      <text:p text:style-name="P28">The attacks from French-Compte into Dijon has rekindled a certain religious tension across France. Though Aude bowed to pressure from the Fraticellis by giving her own private estate over to the Tournament of Jousting the people of France do not exactly see eye to eye on the issue. These division dont threaten to tear the union of Francia apart, yet, but do underline a serious problem which may ultimatly ruin the might of France.</text:p>
      <text:p text:style-name="P28"/>
      <text:p text:style-name="P28">3 December</text:p>
      <text:p text:style-name="P28"/>
      <text:p text:style-name="P28">Emperor Ramon of Hispania has occupied much of the region of Zaragoza but the Germans have regained their stronghold along the northern coast though still fail the holy city of Asturias. Some have even suggested that the Kaisar dares not go there to honor his agreement with his “Second Pope” Sergius VII</text:p>
      <text:p text:style-name="P28"/>
      <text:p text:style-name="P5">1274</text:p>
      <text:p text:style-name="P5"/>
      <text:p text:style-name="P29">4 January</text:p>
      <text:p text:style-name="P29"/>
      <text:p text:style-name="P29"><text:soft-page-break/>Brigit continues to grow up tall and grow up right. She is temperate and honest.</text:p>
      <text:p text:style-name="P29"/>
      <text:p text:style-name="P29">16 March</text:p>
      <text:p text:style-name="P29"/>
      <text:p text:style-name="P29">The Germans in Santillana and Viscaya have been cut off from supplies. They may not last much longer. Though it is summer coming on at least…</text:p>
      <text:p text:style-name="P29"/>
      <text:p text:style-name="P30">1 May</text:p>
      <text:p text:style-name="P30"/>
      <text:p text:style-name="P30">After one year of occupation and still no formal resistance from the King Eilif I have moved ahead with our annexation plans and executed several people I and my advisors had identified as potential revolutionaries, rebels, and independants.</text:p>
      <text:p text:style-name="P30"/>
      <text:p text:style-name="P30">3 May</text:p>
      <text:p text:style-name="P30"/>
      <text:p text:style-name="P30">I just fucked my anger out on Bebinn. She’s pregnant af now.</text:p>
      <text:p text:style-name="P30"/>
      <text:p text:style-name="P30">13 June</text:p>
      <text:p text:style-name="P30"/>
      <text:p text:style-name="P30">My wife is eating the craziest shit...Fish eye...Worms…. Bat tounges… seriously. Whatever as long as she’s happy and keeps pumping out my kids…</text:p>
      <text:p text:style-name="P30"/>
      <text:p text:style-name="P30">21 June</text:p>
      <text:p text:style-name="P30"/>
      <text:p text:style-name="P30">As the German-Hispanic war drags on Ramon is beginning to loose many men in his occupation of Zaragoza. This epic clash of empires remains to be decided..</text:p>
      <text:p text:style-name="P30"/>
      <text:p text:style-name="P31">17 September</text:p>
      <text:p text:style-name="P31"/>
      <text:p text:style-name="P31">Emperor Ramon seems re-grouped and ready to try and remove the German soldiers entrenched throughout Gascogne. Germany on the other hand seems even more spent than last year… which is really saying something.</text:p>
      <text:p text:style-name="P31"/>
      <text:p text:style-name="P31">19 September</text:p>
      <text:p text:style-name="P31"/>
      <text:p text:style-name="P31">Queen Aude of France has surrendered to French-Compte paying them a great sum in gold and loosing quite a bit of face in the process.</text:p>
      <text:p text:style-name="P31"/>
      <text:p text:style-name="P31">31 October</text:p>
      <text:p text:style-name="P31"/>
      <text:p text:style-name="P31">Eilif has surrendered to me all lands on the western coast of Wales and aknowledged the supremacy of Dublin in Saint George’s channel.</text:p>
      <text:p text:style-name="P31"/>
      <text:p text:style-name="P31">2 November</text:p>
      <text:p text:style-name="P31"/>
      <text:p text:style-name="P31">A series of stunning battles across Gascogne and into Zaragoza forced the soldiers of Emperor Ramon to retreat from the region entirely.</text:p>
      <text:p text:style-name="P31"/>
      <text:p text:style-name="P31">25 November</text:p>
      <text:p text:style-name="P31"><text:soft-page-break/></text:p>
      <text:p text:style-name="P31">In a show of good faith with Eilif I have negotiated that soldiers of Dublin will help him to expel the rebel Norwegian forces from his lands in exchange for granting us claim in Gwent and supporting a claim in Cornwall. I do believe the King of England now takes “advice” from me Lord of Dublin.</text:p>
      <text:p text:style-name="P31"/>
      <text:p text:style-name="P32">3 December</text:p>
      <text:p text:style-name="P32"/>
      <text:p text:style-name="P32">My wife gave birth. To twins. Two boys. I named them Mael and Cuan. This was never expected. And it’s a headache and a half… There can be only one ruler. One King. Perhaps Faelan must be my successor but it goes against the law of our Kingdom. Well they were only born today I have plenty of time to figure this out. But Twins?!?!</text:p>
      <text:p text:style-name="P32"/>
      <text:p text:style-name="P6">1275</text:p>
      <text:p text:style-name="P6"/>
      <text:p text:style-name="P32">6 January</text:p>
      <text:p text:style-name="P32"/>
      <text:p text:style-name="P32">The death of Phokus over a year ago has culminated in another civil war across the Byzantine Empire.</text:p>
      <text:p text:style-name="P32"/>
      <text:p text:style-name="P33">4 April</text:p>
      <text:p text:style-name="P33"/>
      <text:p text:style-name="P33">Emperor Ramon has shattered the resistance in Zaragoza and the Germans have retreated back in Toulouse.</text:p>
      <text:p text:style-name="P33"/>
      <text:p text:style-name="P33">26 April</text:p>
      <text:p text:style-name="P33"><text:line-break/>Yeah Ok Bebinn is definatly fat af and eating a lot of weird shit. But I dont really care tbh…</text:p>
      <text:p text:style-name="P33"/>
      <text:p text:style-name="P33">3 July</text:p>
      <text:p text:style-name="P33"/>
      <text:p text:style-name="P33">My wife Bebinn is pregnant againt. I hope it’s a boy so that the whole twin buisiness can be forgoten about tbh…</text:p>
      <text:p text:style-name="P33"/>
      <text:p text:style-name="P33">8 July</text:p>
      <text:p text:style-name="P33"/>
      <text:p text:style-name="P33">Pope Sergius has asked me to prepare my men to invade France. Is he joking? Ireland has no fight with the family of my <text:span text:style-name="T11">mother</text:span>. If anything I would take up arms with France against who? England? Hungary? The pope himself? And his slaves in Egypt? Well...that is kinda a lot of people...maybe I should re-consider…</text:p>
      <text:p text:style-name="P33"/>
      <text:p text:style-name="P34">22 July</text:p>
      <text:p text:style-name="P34"/>
      <text:p text:style-name="P34">OK so basically I think the Pope is senile. He is sponsoring a Christian invasion of FRANCE for fucks sake but it’s probably just because the Kaisar asked him to de-stabalize Aude’s budding French Empire. But since Yves the Noble is my maternal grandfather I have a claim to the French Throne. And if I should show up and kick ass in the “Crusade” I may be able to claim myself “King of France” and then should Eilif bend the knee I would be the most powerful man in Europe! The plan is hatched and now I am off to scheme.</text:p>
      <text:p text:style-name="P34"/>
      <text:p text:style-name="P7"><text:soft-page-break/>1276</text:p>
      <text:p text:style-name="P7"/>
      <text:p text:style-name="P35">1 January</text:p>
      <text:p text:style-name="P35"/>
      <text:p text:style-name="P35">Yes Yes the more I think the more I may be able to pull it off. There is no other power greater than my own in the scope of his holines’ crusade. I will clearly prevail especially under the guise of my being their ally in the fight. They will help me secure all of France and establish my forts on the mainland.</text:p>
      <text:p text:style-name="P35"/>
      <text:p text:style-name="P35">3 February</text:p>
      <text:p text:style-name="P35"/>
      <text:p text:style-name="P35">A son, I named him Gilla II, was born today. He is a bit sickly and I fear he may not survive. But damn he is exactly what I was praying for. Thats why I named him this.</text:p>
      <text:p text:style-name="P35"/>
      <text:p text:style-name="P35">5 April</text:p>
      <text:p text:style-name="P35"/>
      <text:p text:style-name="P35">Since I have been able to help in England Eilif has secured, for now, his positions in Brittany. Plus Aude has much bigger problems coming her way next summer.</text:p>
      <text:p text:style-name="P35"/>
      <text:p text:style-name="P36">5 June</text:p>
      <text:p text:style-name="P36"/>
      <text:p text:style-name="P36">One year before the Crusade. My army could be stronger, but I am not afraid. </text:p>
      <text:p text:style-name="P36"/>
      <text:p text:style-name="P37">21 August</text:p>
      <text:p text:style-name="P37"/>
      <text:p text:style-name="P37">It has become abundantly apparent that Germany intends to invade France next year as well. 1277 will surely become a fateful year. The Kaisar has already moved soldiers into French Compte presumabely in preparation for next summrer. <text:span text:style-name="T12">In Egypt the Castillian Guillem has been crowned king of the castilians in exile in Egypt and turns his attention to his southern borders in Nubia. Looking for an easy win to save face after his defeat in Hispaia.</text:span></text:p>
      <text:p text:style-name="P37"/>
      <text:p text:style-name="P38">6 October</text:p>
      <text:p text:style-name="P38"/>
      <text:p text:style-name="P38">As the Crusade draws near I have put a bit more thought into the matter. I have decided it would not be prudent for me to take direct control of Frane as such I will try to have my sister, Ben-Mide, take the throne after our victory. Also I will send a great tithe to Roma this christmas in hopes that it will ease my assumption of the stewardship of Francia and therefore western-european Catholocism…</text:p>
      <text:p text:style-name="P38"/>
      <text:p text:style-name="P39">17 November</text:p>
      <text:p text:style-name="P39"/>
      <text:p text:style-name="P39">The people seem excited in the prospects of a great war in France on behal of the Pope. Our armies are however only half manned and for this I worry. I doubt our ability to double our strength in 6 months…</text:p>
      <text:p text:style-name="P39"/>
      <text:p text:style-name="P39">9 December</text:p>
      <text:p text:style-name="P39"/>
      <text:p text:style-name="P39">I have decided to hire a Berber former Pirate captain to train our soldiers for the upcoming war. He is beyong knowledgeable in the art of warfare.</text:p>
      <text:p text:style-name="P39"/>
      <text:p text:style-name="P39">28 December</text:p>
      <text:p text:style-name="P39"><text:soft-page-break/></text:p>
      <text:p text:style-name="P39">At my family get together my sister Fiona made me feel very good about the English situation. She is the Queen there but ensures that her children will never have a claim on my kingdom and city. Good. Also sent 500 gold to the Pope, for Crusading reasons.</text:p>
      <text:p text:style-name="P39"/>
      <text:p text:style-name="P8">1277</text:p>
      <text:p text:style-name="P8"/>
      <text:p text:style-name="P40">7 January</text:p>
      <text:p text:style-name="P40"/>
      <text:p text:style-name="P40">Across our realm all are readying themselves for: THE CRUSADE FOR FRANCE</text:p>
      <text:p text:style-name="P40"/>
      <text:p text:style-name="P40">22 March</text:p>
      <text:p text:style-name="P40"/>
      <text:p text:style-name="P40">A young earl from Connachta was banished to Egypt for trying to hide from my spymaster. Our preparations for War are well under way and though the Berber Captain is helping I fear we will run out of time before the start of the Crusade. I am ashamed that Dublin will ride in only partial glory but what glory we have will be more than substantial to stir the hearts and minds of Christedom!</text:p>
      <text:p text:style-name="P40"/>
      <text:p text:style-name="P41">29 May</text:p>
      <text:p text:style-name="P41"/>
      <text:p text:style-name="P41">One week before we set sail. I have decided I will accompany our men, and continue the tradition of the great Crusader Kings of Eire. We have 17,500 strong Irish ready for war. </text:p>
      <text:p text:style-name="P41"/>
      <text:p text:style-name="P41">5 June</text:p>
      <text:p text:style-name="P41"/>
      <text:p text:style-name="P41">Deus Vult! The Crusade is begun and we are set off! I will lead with my 1,500 man “honor guard of the Shamrock”</text:p>
      <text:p text:style-name="P41"/>
      <text:p text:style-name="P41">20 July</text:p>
      <text:p text:style-name="P41"/>
      <text:p text:style-name="P41">We will storm the beach, at Omaha!</text:p>
      <text:p text:style-name="P41"/>
      <text:p text:style-name="P42">1 August</text:p>
      <text:p text:style-name="P42"/>
      <text:p text:style-name="P42">I have landed in Evereux with the plan to march up the Seine rive to Paris and Senlis.</text:p>
      <text:p text:style-name="P42"/>
      <text:p text:style-name="P42">3 September</text:p>
      <text:p text:style-name="P42"/>
      <text:p text:style-name="P42">I have recalled the fleet of Dublin to come back to port (and bring me with it) we must keep our home safe even while conquring France…</text:p>
      <text:p text:style-name="P42"/>
      <text:p text:style-name="P42">12 November</text:p>
      <text:p text:style-name="P42"/>
      <text:p text:style-name="P42">To report on the progress of the war: all is good. Our army remains in Evereux for now, probably through the Winter, before continuing on to Paris and Senlis. It seems that our beachhead has been so far the most succesful with the Egyptians failing to gain a proper footing in their landings in French Flanders. However Germany seems destined to take southern France, setting up an even more important fight than this damned pissing match in France!</text:p>
      <text:p text:style-name="P42"><text:soft-page-break/></text:p>
      <text:p text:style-name="P43">6 December</text:p>
      <text:p text:style-name="P43"/>
      <text:p text:style-name="P44">After widespread support for my war in Egypt I have vastly re-organized my realm making our structure nearly as authoritaian as the Roman Empire. I now have an absolutely centralized realm under my control and by granting more power to my two Dukes of Scottland and Wales (Aaron of the lords of Dyfed and my firstborn Faelan respectively) I have managed to take direct control of my terretories. </text:p>
      <text:p text:style-name="P86"/>
      <text:p text:style-name="P11">1278</text:p>
      <text:p text:style-name="P11"/>
      <text:p text:style-name="P45">1 January</text:p>
      <text:p text:style-name="P45"/>
      <text:p text:style-name="P45">Our armies are the undisputed champions of the crusades! I have decided that should we occupy Paris and Senlis we will not surrender those rich lands to the idiocy of the Pope.</text:p>
      <text:p text:style-name="P45"/>
      <text:p text:style-name="P45">3 February</text:p>
      <text:p text:style-name="P45"/>
      <text:p text:style-name="P45">I have named my youngest and current heir, Gilla, “Duke of Gwynedd”</text:p>
      <text:p text:style-name="P45"/>
      <text:p text:style-name="P45">15 February</text:p>
      <text:p text:style-name="P45"/>
      <text:p text:style-name="P45">The pope rode in and just captured Aude… So there goes that plan…</text:p>
      <text:p text:style-name="P45"/>
      <text:p text:style-name="P45">19 February</text:p>
      <text:p text:style-name="P45"/>
      <text:p text:style-name="P45">Returning from the Crusades somewhat burnt I will take the glory that is our mighty army and sieze from my vassals the richest lands and transfer them to my personal holdings. Ensuring that my family stays the richest in Eire and plus all our wealth taken from France will finance any rebellion suppresion…</text:p>
      <text:p text:style-name="P45"/>
      <text:p text:style-name="P46">22 February</text:p>
      <text:p text:style-name="P46"/>
      <text:p text:style-name="P46">The house of Capet will remain on the throne in France under Yves II “the Holy” my cousin and grandson of Yves I “the Noble” however a stron Fratecelli presence exisists near Bourbon and the Pope declared war before our soldiers could get a chance to march that far.</text:p>
      <text:p text:style-name="P46"/>
      <text:p text:style-name="P46">23 February</text:p>
      <text:p text:style-name="P46"/>
      <text:p text:style-name="P46">The Empire of Hispania is under intern civil war again as three factions, Ramon’s loyalists, southern fanatics, and northern Christinas break into open war again.</text:p>
      <text:p text:style-name="P46"/>
      <text:p text:style-name="P47">1 March</text:p>
      <text:p text:style-name="P47"/>
      <text:p text:style-name="P47">I have become very allied with the new Government of Paris. My daughter, Mor, will marry the young King Yves II in a few short years and my sister Ben-Mide has been made a “French Queen” and granted the Duchy of Anjou! A glorious news to my realm.</text:p>
      <text:p text:style-name="P47"/>
      <text:p text:style-name="P47">31 March</text:p>
      <text:p text:style-name="P47"><text:soft-page-break/></text:p>
      <text:p text:style-name="P47">As the Byzantine civil war continues their hold in Sicily weakens…</text:p>
      <text:p text:style-name="P47"/>
      <text:p text:style-name="P48">21 May</text:p>
      <text:p text:style-name="P48"/>
      <text:p text:style-name="P48">Ok so I have to start thinking practically. I need to unite the people of Britania under the rule of Dublin. I have to expand our military, economic, and technologic output to be the greatest in Europe. I have to establish the security of my realm from both internal and external threats. I have to achieve these things relatively quickly. Wish me luck…</text:p>
      <text:p text:style-name="P48"/>
      <text:p text:style-name="P48"/>
      <text:p text:style-name="P49">26 September</text:p>
      <text:p text:style-name="P49"/>
      <text:p text:style-name="P49">In the spring I do think I will ride against Scottland in support of my power in the north. I will take the county Buchan in the East and secure their port there. The kingdom has never been restored really since the occupation of Moray.</text:p>
      <text:p text:style-name="P49"/>
      <text:p text:style-name="P9">1279</text:p>
      <text:p text:style-name="P9"/>
      <text:p text:style-name="P49">2 January</text:p>
      <text:p text:style-name="P49"/>
      <text:p text:style-name="P49">I have arranged for my twin boys, Cuan and Mael to attend two different types of schooling. Cuan will attend a formal diplomatic seminar while Mael will be brought up with a military education. Gilla will wait another year before I start raising him…</text:p>
      <text:p text:style-name="P49"/>
      <text:p text:style-name="P50">2 February</text:p>
      <text:p text:style-name="P50"/>
      <text:p text:style-name="P50">As Neil declares another “War to reclaim Scottland” I have launched my own invasion of Buchan. Let he who dare oppose me speak now.</text:p>
      <text:p text:style-name="P50"/>
      <text:p text:style-name="P50">6 May</text:p>
      <text:p text:style-name="P50"/>
      <text:p text:style-name="P50">18,000 Irish soldiers are in Scottland. I am forced to attack Scone.<text:line-break/></text:p>
      <text:p text:style-name="P50">18 June</text:p>
      <text:p text:style-name="P50"/>
      <text:p text:style-name="P50">Scone is well protected, and the men of Scottland are experts at their defense in this castle. Our soldiers crossed from the West in pursuit of the old king Neil our attack of the castle has been costly. During the fight I dueled Neil one on one. As the sun set he fled frantically from the great war axe of my grandfather Cuan the Great blood gushing from his wounded leg. I take it I win this fight! Haha!</text:p>
      <text:p text:style-name="P50"/>
      <text:p text:style-name="P51">10 July</text:p>
      <text:p text:style-name="P51"/>
      <text:p text:style-name="P51">I have left the Norwegian traders alone in Scone. My main focus is on Buchan.</text:p>
      <text:p text:style-name="P51"/>
      <text:p text:style-name="P51">24 August</text:p>
      <text:p text:style-name="P51"/>
      <text:p text:style-name="P51">Having captured Buchan I now move north into Ross…</text:p>
      <text:p text:style-name="P51"><text:soft-page-break/></text:p>
      <text:p text:style-name="P51">12 October</text:p>
      <text:p text:style-name="P51"/>
      <text:p text:style-name="P51">Scottish rebels fled into the western Isles where my soldiers now follow…</text:p>
      <text:p text:style-name="P51"/>
      <text:p text:style-name="P51">15 October</text:p>
      <text:p text:style-name="P51"/>
      <text:p text:style-name="P51">Haha we saw Neil hiding in the bushes! I kicked his ass again and then cut off his hand but let him live!!!! LOL</text:p>
      <text:p text:style-name="P51"/>
      <text:p text:style-name="P51">9 November</text:p>
      <text:p text:style-name="P51"/>
      <text:p text:style-name="P51">Neil, on his death bed or something lol, has sworn revenge against me and my family. Good luck buddy lol he just wishes he was still relevant poor little dude cant even jack off any more…</text:p>
      <text:p text:style-name="P51"/>
      <text:p text:style-name="P10">1280</text:p>
      <text:p text:style-name="P10"/>
      <text:p text:style-name="P52">1 January</text:p>
      <text:p text:style-name="P52"/>
      <text:p text:style-name="P52">So I had Neil exiled to Iceland…</text:p>
      <text:p text:style-name="P52"/>
      <text:p text:style-name="P53">21 January</text:p>
      <text:p text:style-name="P53"/>
      <text:p text:style-name="P53">In Scottland the Power of Dublin is de facto taken control of the northern reaches. Fife remains a den of Norwegian <text:span text:style-name="T13">and English vice but with Neil “The Just” ousted to Nordland many Scotts will naturely turn to our court for protection. We respect their celtic origines and we have much more in common than in difference (Though we Irish do run the greatest city in Europe so…)</text:span></text:p>
      <text:p text:style-name="P53"/>
      <text:p text:style-name="P54">1 February</text:p>
      <text:p text:style-name="P54"/>
      <text:p text:style-name="P54">well I sent the wrong vassal to the Duke of Scottland...now I have to fight a war to fix my mistake click…</text:p>
      <text:p text:style-name="P54"/>
      <text:p text:style-name="P55">4 February</text:p>
      <text:p text:style-name="P55"/>
      <text:p text:style-name="P55">I have concluded that this is a result of my centrilization, giving too much power to the Duke of Scottland who is now joined by his allies in Norther Ireland in a general revolt against my crown. I have concluded that our position in Scottland is, for now, indefensable and as such I have ordered solderis evacuated from the Isle of Mann. I have devided the war into three distinct “theateres” northern Ireland/Scottland, Central Ireland, and Wales. In northern Ireland 500 soldiers are being ferried from the Isle of Mann to Dublinn meanwhile loyalist forces will try to remain in control of the lands of Tir Eoghan and Ulaidhe. From there we must move on the positions of Duke Aaron as soon as possible, this will need to be my priority. The great armies of Dublin will move south to secure our position against any possible Welsh uprisisng and I will wait for tidings from <text:span text:style-name="T14">my eldest, Faelan on the political climate in his Duchy of Wales. I am not, at this point, worried about this revolt. It is a wake up call that I cannot allow any one vassal to become too powerful.</text:span></text:p>
      <text:p text:style-name="P55"/>
      <text:p text:style-name="P56">6 February</text:p>
      <text:p text:style-name="P56"><text:soft-page-break/></text:p>
      <text:p text:style-name="P56">My cousin Yves “the Holy” of France has informed me he will assist me in my rebellion suppresion. What a lad!</text:p>
      <text:p text:style-name="P56"/>
      <text:p text:style-name="P56">8 March</text:p>
      <text:p text:style-name="P56"/>
      <text:p text:style-name="P56">Things are looking up but it’s still war. Our positions in southern and central Ireland are secure and Faelan assures me that the only rebellion is tied to Gwent and has nothing to do with Scottland. As such I have left the defense of Wales up entirely to Faelan. He has 2000 strong men which will be plenty to defeat a single city. </text:p>
      <text:p text:style-name="P56"/>
      <text:p text:style-name="P57">2 April</text:p>
      <text:p text:style-name="P57"/>
      <text:p text:style-name="P57">Two months after the outbreak of War and the border has not moved. I am afraid that the Duke commands more soldiers than I had initially expected. There are roughly 6,000 Scottish Soldiers in the county of Ulaidhe meanwhile I have 13,000 proud Irish men in the surrounding woods. Our plan is to attack from all angles and force the Scotts off their position.</text:p>
      <text:p text:style-name="P57"/>
      <text:p text:style-name="P58">10 April</text:p>
      <text:p text:style-name="P58"/>
      <text:p text:style-name="P58">I have begun the initial invasion of Ulaidhe.</text:p>
      <text:p text:style-name="P58"/>
      <text:p text:style-name="P58">30 April</text:p>
      <text:p text:style-name="P58"/>
      <text:p text:style-name="P58">War is cruelty. But they brought this upon themselves! For that reason I attack with great vengance to drive them from the land!</text:p>
      <text:p text:style-name="P58"/>
      <text:p text:style-name="P58">17 May</text:p>
      <text:p text:style-name="P58"/>
      <text:p text:style-name="P58">I have driven the Scottish scum from the Isle of Eire! Now we will move on Scottland and remind them the might of Dublin!</text:p>
      <text:p text:style-name="P58"/>
      <text:p text:style-name="P59">4 June</text:p>
      <text:p text:style-name="P59"/>
      <text:p text:style-name="P59">Locals in Dyfed have risen against Faelan and he has been forced to retreat to Laigan. Perhaps the war will continue to escalate. Loosing Scottland and Wales will certainly take a toll on our economy but ulitimately there is a reason we were governing those areas in the first place.</text:p>
      <text:p text:style-name="P59"/>
      <text:p text:style-name="P59">11 June</text:p>
      <text:p text:style-name="P59"/>
      <text:p text:style-name="P59">17,000 French soldiers have arrived in Dublin to much parade and fanfare. I am assured that the war will not be long and I thank the French for returning their favor of helping our lands after we helped theres!</text:p>
      <text:p text:style-name="P59"/>
      <text:p text:style-name="P59">4 July</text:p>
      <text:p text:style-name="P59"/>
      <text:p text:style-name="P59">Even with war time rations in effect my daughter Brigit continues to give part of her cake to the poor. What a gal.</text:p>
      <text:p text:style-name="P59"/>
      <text:p text:style-name="P59"><text:soft-page-break/>9 July</text:p>
      <text:p text:style-name="P59"/>
      <text:p text:style-name="P59">We have occupied the western Scottish coast and will pause before our march inland.</text:p>
      <text:p text:style-name="P59"/>
      <text:p text:style-name="P59">18 July</text:p>
      <text:p text:style-name="P59"/>
      <text:p text:style-name="P59">I have arranged for my son Gilla II to begin schooling.</text:p>
      <text:p text:style-name="P59"/>
      <text:p text:style-name="P59">14 August</text:p>
      <text:p text:style-name="P59"/>
      <text:p text:style-name="P59">A great host, 7,000, from Scottland sailed over into Ulaidhe and requires our armies to return, temporarily, from Scottland.</text:p>
      <text:p text:style-name="P59"/>
      <text:p text:style-name="P60">24 August</text:p>
      <text:p text:style-name="P60"/>
      <text:p text:style-name="P60">I have defeated the army of Duke Aaron and had them all killed. No quarter was given to any man who opposed me after the great battle of Tir Chonchil. I have decided that with my great wealth, power, and splendor that it is possible for me to rule with an iron fist as an absolute and total monarch in my realm! All will tremble before the might and glory of Gill King of Eire and Lord of Dublin!!</text:p>
      <text:p text:style-name="P60"/>
      <text:p text:style-name="P61">25 October</text:p>
      <text:p text:style-name="P61"/>
      <text:p text:style-name="P61">I have issued the Dublin Decree which states:</text:p>
      <text:p text:style-name="P61"><text:tab/>All territories currently under the control of The Great King of Eire will be surrendered imediately to the immediate family of the King. Any who oppose this act will die. Ireland will become the greatest and most centralized power in all of Europe!</text:p>
      <text:p text:style-name="P61"/>
      <text:p text:style-name="P62">16 December</text:p>
      <text:p text:style-name="P62"/>
      <text:p text:style-name="P62">My centralization has been accomplished without any further bloodshed. All land under our control is now directly owned by me, making me the richest and most powerful man in Europe!</text:p>
      <text:p text:style-name="P62"/>
      <text:p text:style-name="P63">25 December</text:p>
      <text:p text:style-name="P63"/>
      <text:p text:style-name="P63">I have had every subject in my Kingdom, every man woman and child recite a solomn oath to my name and to my family. I am the absolute tyrant of Ireland and my word is absolute, law.</text:p>
      <text:p text:style-name="P63"/>
      <text:p text:style-name="P63">27 December</text:p>
      <text:p text:style-name="P63"><text:line-break/>I am told Neil has passed away alone in Iceland. LOL!</text:p>
      <text:p text:style-name="P63"/>
      <text:p text:style-name="P12">1281</text:p>
      <text:p text:style-name="P12"/>
      <text:p text:style-name="P63">2 January</text:p>
      <text:p text:style-name="P63"/>
      <text:p text:style-name="P63">The people fear me. They call me tyrant. I hear them even though all who spoke out against me were killed or at least silenced. MY poetry is forgotten, my books go unread, my only thoughts have been <text:soft-page-break/>bent on death, killing and destruction. Even my own wife has made her way away from me to “Spend time with her family in the western shores of the Shannon. </text:p>
      <text:p text:style-name="P63"/>
      <text:p text:style-name="P64">5 January</text:p>
      <text:p text:style-name="P64"/>
      <text:p text:style-name="P64">State of the Worl<text:span text:style-name="T15">d:</text:span></text:p>
      <text:p text:style-name="P65">In Hispania the Family of Ramon “The Bold” still hold the title “Imperator Totius Hispanae” while commanding much of northwestern Africa (as far as <text:span text:style-name="T16">Algeria in the region of Ashir) and the former lands of Gascogne and Aquitaine. French might has been restored by Yves the Holy and I have fostered a very special and close relationship between our two Kingdoms. Kaisar Walter II remains the most powerful Emperor in Europe while my cousin Eiliff II struggles to keep his trade with Italy safe. The Queen of Sweden has managed to unite many of the former savages of Norway and the north. Kyrillos of the Eastern Empire remains on the throne though his realm is somewhat decreased since the last rebound of the Byzantines. Their hold on Italy is slowly giving way back to local control and in the East the Sultanate of Rum has managed to ascend back into power and may pose a threat on the Eastern Front. The holy lands remain squarely in the hands of Christian forces however the various factions (mostly Hispanic refugees vs Papal extreme loyalists) are becoming further embroiled in a number of inter-christain raids between the crusader states of Egypt and Jerusalem.</text:span></text:p>
      <text:p text:style-name="P65"/>
      <text:p text:style-name="P66">7 January</text:p>
      <text:p text:style-name="P66"/>
      <text:p text:style-name="P66">I have paid to have the great statue of my grandfather Cuan the Great expanded and will erect another statue of myself by his side! This comes with great cost and is meant to show to the court and the world that I believe myself to be unstoppable in my land. I will remain paying lip service to the Pope only to retain my close relationship with his “Christian France”</text:p>
      <text:p text:style-name="P66"/>
      <text:p text:style-name="P67">9 March</text:p>
      <text:p text:style-name="P67"/>
      <text:p text:style-name="P67">My oldest daughter, Brigit, has been married to the Eastern Emperor Kyrillos himself in a gesture of good faith and to kick start economic negotiation.</text:p>
      <text:p text:style-name="P67"/>
      <text:p text:style-name="P68">5 July</text:p>
      <text:p text:style-name="P68"/>
      <text:p text:style-name="P68">Rune the old King of Denmark seems sure to hold onto his lands from German invasion. Perhaps the power of the Kaisar is on the wane. Yves has moved on a rebel band of French in the county of Bourbon and I have begun preparations for another invasion of Scottland this time with hopes of asserting Dublin’s name in the title for King of Scottland…</text:p>
      <text:p text:style-name="P68"/>
      <text:p text:style-name="P68">8 July</text:p>
      <text:p text:style-name="P68"/>
      <text:p text:style-name="P68">An account of the Riches of the King of Ireland:</text:p>
      <text:p text:style-name="P68"><text:tab/>The lost book of Hippocrates – Medicine</text:p>
      <text:p text:style-name="P68"><text:tab/>The great Crusader armor of Egypt given to my Grandfather Cuan the Great</text:p>
      <text:p text:style-name="P68"><text:tab/>My father, Lennan’s axe from the retaking of Jerusalem</text:p>
      <text:p text:style-name="P68"><text:tab/>The holy prepuce given to my father Lennan at the victory of Jerusalem</text:p>
      <text:p text:style-name="P68"><text:tab/>My Black Sword of Bhreatain Bheag forged at my victoy over Wales 1257</text:p>
      <text:p text:style-name="P68"><text:tab/>The skull Saint Cecillia a french Martyr during the Vexin dynasty, a gift from Pope Sergius VII</text:p>
      <text:p text:style-name="P68"><text:tab/>The War Hammer of the Cross, the second gift from Pope Sergius VII</text:p>
      <text:p text:style-name="P68"/>
      <text:p text:style-name="P68"><text:soft-page-break/>9 July</text:p>
      <text:p text:style-name="P68"/>
      <text:p text:style-name="P68">I a<text:span text:style-name="T18">m decided to stop trying to install private investiture of our Irish priests as a final jaba t pope Sergius VII and decided to </text:span>simply appease him.</text:p>
      <text:p text:style-name="P68"/>
      <text:p text:style-name="P68">17 July</text:p>
      <text:p text:style-name="P68"/>
      <text:p text:style-name="P68">OK I have to admit, I’m fucked up. Like mentally. Sick in the head. I realize that torturing Neil in the bushed up in Scottland, even after he had been defeated and then sending him on a ship to Norway without so much as a winter coat… it’s cruel. I am a fucked up individual and I have to do something to change. There are 4 options I can see...Give up on sex, stay away from everyone, fuck someone I dont care about, or get pissed off. I choose to stay away from everyone…</text:p>
      <text:p text:style-name="P68"/>
      <text:p text:style-name="P68">26 August</text:p>
      <text:p text:style-name="P68"/>
      <text:p text:style-name="P68">My oldest son, Faelan, is pissed with me. He is angry because he is my firstborn and feels entitled to more than what he calls “A pittance” But I gave him the title “Duke of Morgannwg” equal in all stature with his younger brothers “Duke of Deheubarth” He feels entitled to “Duke of <text:span text:style-name="T17">Irish Scottland” or something outlandish. I already granted him extensive lands throughout Laigan, Moray and Cealsaidh all but guarranteing his posterity a great amount of say in our new Empire. He should be happy. He knows better than to speak up...all under my rule know that…</text:span></text:p>
      <text:p text:style-name="P68"/>
      <text:p text:style-name="P69">12 October</text:p>
      <text:p text:style-name="P69"/>
      <text:p text:style-name="P69">I have enjoyed spending this autumn with my kids. Lann has become quite charitable and is quick to share with those less fortunate. I am glad to have been done with the brutal murders and all that this year. Life is better when I’m alone</text:p>
      <text:p text:style-name="P70"/>
      <text:p text:style-name="P70"/>
      <text:p text:style-name="P70">21 December</text:p>
      <text:p text:style-name="P70"/>
      <text:p text:style-name="P70">Pope Sergius VIII has died <text:span text:style-name="T19">potentially ending the German compromisation. The new pope, Benedictus XI remains to prove himself at least in my eyes…</text:span></text:p>
      <text:p text:style-name="P70"/>
      <text:p text:style-name="P13">1282</text:p>
      <text:p text:style-name="P13"/>
      <text:p text:style-name="P71">12 January</text:p>
      <text:p text:style-name="P71"/>
      <text:p text:style-name="P71">At the dawn of a new year prospects seem good for our Kingdom! <text:span text:style-name="T20">Our economy rocks, England is still weak, France is strong and we are mobilized for an invasion Scottland. The invsion may not go as planned only because the weather may not be in our favor and we are in no extreme hurry…</text:span></text:p>
      <text:p text:style-name="P71"/>
      <text:p text:style-name="P72">4 March</text:p>
      <text:p text:style-name="P72"/>
      <text:p text:style-name="P72">Benedictus XI to his credit seems to have taken up a rather hardline approach by already condemming the Kaisars actions against religious and political defectors in the realm of Transjuria. A small contingent of Italian soldiers has even been sent to resist the Holy Roman Emperor by the pope <text:soft-page-break/>himself. I worry his holiness should provoke the sleeping giant of Germany who would take an alliance of all Christian Europe to defeat…</text:p>
      <text:p text:style-name="P72"/>
      <text:p text:style-name="P72">4 May</text:p>
      <text:p text:style-name="P72"/>
      <text:p text:style-name="P72">I have removed some of the older commanders of the Irish army. I was worried they would command too much respect and prestige among the rank and file and could pose a threat to me. I had them banished, not killed.</text:p>
      <text:p text:style-name="P72"/>
      <text:p text:style-name="P72">21 June</text:p>
      <text:p text:style-name="P72"/>
      <text:p text:style-name="P72">The first day of summer and halfway now through the year. I must confess I have abandoned our potential invasion of Scottland, for the time being. In part because of the possible military uprising but also to tell the truth I have grown to like this life of solitude.</text:p>
      <text:p text:style-name="P72"/>
      <text:p text:style-name="P73">22 July</text:p>
      <text:p text:style-name="P73"/>
      <text:p text:style-name="P73">Eilif’s continuing trade dispute with Italian merchants has led to an outbreak of Slow Fever on the Eastern English shores, in general a poor time in England ,and now a general revolt of the peasantry has begun. I have mobilized the grand army of Dublin some 12,000 men strong to defeat any potential uprisings in Wales and to cement our control in Gwent. Our preparations for a (now abandondoned) scottish invasion were not in vain!</text:p>
      <text:p text:style-name="P73"/>
      <text:p text:style-name="P73">26 July</text:p>
      <text:p text:style-name="P73"/>
      <text:p text:style-name="P73">Yves the Holy of France will send aid to our command in Wales and England!</text:p>
      <text:p text:style-name="P73"/>
      <text:p text:style-name="P73">12 September</text:p>
      <text:p text:style-name="P73"/>
      <text:p text:style-name="P73">The wife of one of my Commanders called me an idiot. I told him to keep his bitch on a tighter chain. Meh he’s at war and I’ve lightened up a bit since last year. I think it shows. All’s good in the war no serious deaths and most Welsh men know their better when seeing us approach…</text:p>
      <text:p text:style-name="P73"/>
      <text:p text:style-name="P74">9 October</text:p>
      <text:p text:style-name="P74"/>
      <text:p text:style-name="P74">It seems Gilla has become quite the charitable lad as well. He gave his ornate golden dagger to the smith’s son!!</text:p>
      <text:p text:style-name="P74"/>
      <text:p text:style-name="P74">12 October</text:p>
      <text:p text:style-name="P74"/>
      <text:p text:style-name="P74">My mother, Queen-Mother Issabelle of Ireland died this morning. She was born in France <text:s/>during the first Capetian restoration in 1212. Her father died when she was only a girl and his successors failed to keep their power resulting in the defaulting to Vexin rule again at which point she wound up marrying my father, King Lennan. I will always remember how she made me feel safe and secure, and also her cookies were hella bomb!</text:p>
      <text:p text:style-name="P74"/>
      <text:p text:style-name="P74">22 October</text:p>
      <text:p text:style-name="P74"/>
      <text:p text:style-name="P74"><text:soft-page-break/>The battle of Shrewsberry is the first major conflict in our “Police action” across the western half of Great Britain. Eilif’s loyalists have come out swinging and seem powerful enough to stop the revolt but now that our soldiers are roaming amongst the english countryside he will have more to worry about than his own starving serfs…</text:p>
      <text:p text:style-name="P74"/>
      <text:p text:style-name="P74">10 November</text:p>
      <text:p text:style-name="P74"/>
      <text:p text:style-name="P74">My youngest daughter Lann has fallen behind on her studies. I have tried to talk to her about the importance of dilligence but she may be a sloth...IDK</text:p>
      <text:p text:style-name="P74"/>
      <text:p text:style-name="P75">16 December</text:p>
      <text:p text:style-name="P75"/>
      <text:p text:style-name="P75">I have personally ordered the execution of a number of “troublesome youth” around the British city of Hereford</text:p>
      <text:p text:style-name="P75"/>
      <text:p text:style-name="P75">25 December</text:p>
      <text:p text:style-name="P75"/>
      <text:p text:style-name="P75">For Christmas this year Yves has sent me another grand army. Our forces now number over 30,000 soldiers in English soil. Eilif has all but stopped even venturing west of Oxford. Of course I do not believe my beurocracy to be currently capable of administering half the British Isle. I will likely order my soldiers, inevitably, to cut and run with the cheap gains…</text:p>
      <text:p text:style-name="P75"/>
      <text:p text:style-name="P14">1283</text:p>
      <text:p text:style-name="P14"/>
      <text:p text:style-name="P75">24 February</text:p>
      <text:p text:style-name="P75"><text:line-break/>The situation in England has all but resolved itself. I am hesitant to pull the troops home as I fear that it will lead to an increase in pirate and subversive activity but expect them to spend this coming Christmas with their families.</text:p>
      <text:p text:style-name="P75"/>
      <text:p text:style-name="P75">27 March</text:p>
      <text:p text:style-name="P75"/>
      <text:p text:style-name="P75">I have ordered the soldiers to return to Ireland.</text:p>
      <text:p text:style-name="P75"/>
      <text:p text:style-name="P76">3 April</text:p>
      <text:p text:style-name="P76"/>
      <text:p text:style-name="P76">All in all the British Police action of 1282 was a mistake. Indeed sometimes I let my poor judgement, or lack thereof, get the better of me. I have helped Eilif put down a revolt and only marginally improved the safety of my trade routes… France has dealt with the Bourbon revolt and Germany ha<text:span text:style-name="T21">s</text:span> made short work of the Italian volunteer soldiers defending Transjuria (though if he can ever destroy their spirit of revolution remains to be seen) <text:span text:style-name="T21">The lasting effects of my reign of terror during 1280 seem to not be too wide winged or far flung. Indeed refugees who escaped my wrath are now in hiding as far away as Sweden and even Germany but on a world political level there has been no condemnation or attack on my character. I have gotten away with it.</text:span></text:p>
      <text:p text:style-name="P76"/>
      <text:p text:style-name="P77">10 April</text:p>
      <text:p text:style-name="P77"/>
      <text:p text:style-name="P77"><text:soft-page-break/>Eilif’s position in England remains a weak one. During our police action his forces did not once even dare oppose ours as we tramped across his feudal lands and even now he places most of his attention on securing England’s holdings in Norway againt a percieved threat from the growing Swedish Kingdom. In the Holy Lands the Egyptian King, Guillem-Ramon the Merry of Zarragoza has captured Jerusalem and imprisoned the King-Bishop of Jerusalem. The new pope has yet to condemn either party though his silence would suggest he is sympathetic to the victorious Castillian King in Exile.</text:p>
      <text:p text:style-name="P77"/>
      <text:p text:style-name="P77">1 May</text:p>
      <text:p text:style-name="P77"/>
      <text:p text:style-name="P78">Today our great Library of Dublin stands as the greatest center of scholarly pursuits anywhere in Europe. A great proffessor of Astronomy came by and informed by that nowhere, even the great University of Pisa or the Library of the Pope himself could compare themselves to our mighty testament to information. I take great pride in our library and respect the memory of my grandfather, Cuan the Great. My grandfather taught me so much about the world in that library, so much so that sometimes I worry he built it all just so I would have the apreciation for literature and art that I now am blessed to have. Poetry is an extreme luxury that without our great library I might have never discovered. I am proud to support the Great Library of Dublin and I have committed nearly a season’s taxes to improving the facility.</text:p>
      <text:p text:style-name="P78"/>
      <text:p text:style-name="P78">5 June</text:p>
      <text:p text:style-name="P78"/>
      <text:p text:style-name="P78">I have sent my fat sister’s bastard son off to join the Knights Tempar. I dont care if he likes it or not.</text:p>
      <text:p text:style-name="P78"/>
      <text:p text:style-name="P79">2 July</text:p>
      <text:p text:style-name="P79"/>
      <text:p text:style-name="P79">Yves the Holy has declared war to reclaim Poitou in the name of Christian France. I am hesitant to commit our forces to sea when I feel a more dire need to keep them at home but I cant help but remember how helpful he was in our time of need. I will wait to hear word from him. I expect it within the fortnite.</text:p>
      <text:p text:style-name="P79"/>
      <text:p text:style-name="P79">13 July</text:p>
      <text:p text:style-name="P79"><text:line-break/>Yves has told me he has no intentions of going into Hispania and intends to stop at the River Garonne. He does not expect to need my help.</text:p>
      <text:p text:style-name="P79"/>
      <text:p text:style-name="P79">6 August</text:p>
      <text:p text:style-name="P79"/>
      <text:p text:style-name="P79">Ramon-Folc the Bold has sworn to deny safe passage to Irish Ships during the war. As a result we will set sail at once and overtake the “Fortress Hispanae” and prove Irish Power on the world stage! Deus Vult!</text:p>
      <text:p text:style-name="P79"/>
      <text:p text:style-name="P80">8 September</text:p>
      <text:p text:style-name="P80"/>
      <text:p text:style-name="P80">23,000 Irish soldiers have been trained, equipped, and deployed on nearly 1000 ships making our invasion force one tenth the power of the Greeks in the trojan war! A fearsome might of Irish men is well assembled!</text:p>
      <text:p text:style-name="P80"/>
      <text:p text:style-name="P80">1 October</text:p>
      <text:p text:style-name="P80"/>
      <text:p text:style-name="P80"><text:soft-page-break/>Our first wave of soldiers, Commanded by my son Faelan himself have landed in the holy city of Oviedo and laid siege to the Hispanic villians, apparently much to the surprise of the defenders who are woefully unprepared.</text:p>
      <text:p text:style-name="P80"/>
      <text:p text:style-name="P80">5 October</text:p>
      <text:p text:style-name="P80"/>
      <text:p text:style-name="P80">In exchange for my “War in the name of Christ” the pope, Benedictus XI has absolved me of the sins committed during the “purge” including the execution of several of my distant family members and the infraction of the feudal contract.</text:p>
      <text:p text:style-name="P80"/>
      <text:p text:style-name="P81">9 November</text:p>
      <text:p text:style-name="P81"/>
      <text:p text:style-name="P81">Price Gilla asked me to take him to Hispania so he could survey the war himelf. I will go and bring him with me, the brave little bastard…</text:p>
      <text:p text:style-name="P81"/>
      <text:p text:style-name="P81">26 November</text:p>
      <text:p text:style-name="P81"/>
      <text:p text:style-name="P81">We have arrived and now occupy the city of Santillano. Our grand army has occupied the rich coast of the Asturias and I have decided to remain here through the winter before trying a potential march on Toledo.</text:p>
      <text:p text:style-name="P81"/>
      <text:p text:style-name="P81">25 December</text:p>
      <text:p text:style-name="P81"/>
      <text:p text:style-name="P81">Christmas day in a foreign land is never quite as nice as the real thing, but we make due. So far still no large scale conflict in the war and word from the Yves is that a great number of Hispanic Fanatics have gathered on the southern shores of the Garonne. We will need to head up and help our allies this spring…</text:p>
      <text:p text:style-name="P81"/>
      <text:p text:style-name="P15">1284</text:p>
      <text:p text:style-name="P15"/>
      <text:p text:style-name="P81">26 January</text:p>
      <text:p text:style-name="P81"/>
      <text:p text:style-name="P81">The muted response from the Emperor Ramon-Folc has left me wondering if their power was only percieved. For two months now we have sat unopposed ontop of one of the richest coasts in Europe. Soon we must march on however.</text:p>
      <text:p text:style-name="P81"/>
      <text:p text:style-name="P82">14 March</text:p>
      <text:p text:style-name="P82"/>
      <text:p text:style-name="P82">The Hispanics have crossed the Garonne and are 17,000 strong.</text:p>
      <text:p text:style-name="P82"/>
      <text:p text:style-name="P82">8 April</text:p>
      <text:p text:style-name="P82"/>
      <text:p text:style-name="P82">We are too late. Yves forces were forced to retreat and Hispania has taken the upper hand!</text:p>
      <text:p text:style-name="P82"/>
      <text:p text:style-name="P82">11 April</text:p>
      <text:p text:style-name="P82"/>
      <text:p text:style-name="P82"><text:soft-page-break/>As our foothold in Asturias seems to be our greatest asset I have decided we use it. I have forgone the plans to march north and we will hold in the northern end of Hispania until Yves can regroup from the north.</text:p>
      <text:p text:style-name="P82"/>
      <text:p text:style-name="P82">1 June</text:p>
      <text:p text:style-name="P82"/>
      <text:p text:style-name="P82">A new plan to march north and meet with French troops has been outlined and I am ready to march.</text:p>
      <text:p text:style-name="P82"/>
      <text:p text:style-name="P82">30 June</text:p>
      <text:p text:style-name="P82"/>
      <text:p text:style-name="P82">Our western expeditionary forces have come to the pass through Iberia and occupied the city of Dax</text:p>
      <text:p text:style-name="P82"/>
      <text:p text:style-name="P82">18 July</text:p>
      <text:p text:style-name="P82"/>
      <text:p text:style-name="P82">A grand army of Hispania has arrived and laid siege to Dax. I have decided to let the city fall so as to regroup our other soldiers and then attack the main force of Hispania after they are weary of the siege.</text:p>
      <text:p text:style-name="P82"/>
      <text:p text:style-name="P83">15 August</text:p>
      <text:p text:style-name="P83"/>
      <text:p text:style-name="P83">The city of Dax has fallen to Hispania. I have made our forces defend the Iberian fortress of Irun in Viscaya</text:p>
      <text:p text:style-name="P83"/>
      <text:p text:style-name="P83">29 August</text:p>
      <text:p text:style-name="P83"/>
      <text:p text:style-name="P83">The army of Ramon-Folc TURNED AROUND at the mere sight of our grand army of Dublin and Ireland! HAHAHA</text:p>
      <text:p text:style-name="P83"/>
      <text:p text:style-name="P83">22 October</text:p>
      <text:p text:style-name="P83"/>
      <text:p text:style-name="P83">Now we will march with the entire army north crossing the River Garonne into Poitou.</text:p>
      <text:p text:style-name="P83"/>
      <text:p text:style-name="P83">6 November</text:p>
      <text:p text:style-name="P83"/>
      <text:p text:style-name="P83">The Kaisar has joined in on the war against Hispania by declaring the lands of Aquitaine his...Well what else would you expect from the Kaisar…</text:p>
      <text:p text:style-name="P83"/>
      <text:p text:style-name="P84">1 December</text:p>
      <text:p text:style-name="P84"/>
      <text:p text:style-name="P84">We have crossed the River Garonne and encountered fierce resistance. No match for our great soldiers!</text:p>
      <text:p text:style-name="P84"/>
      <text:p text:style-name="P84">11 December</text:p>
      <text:p text:style-name="P84"/>
      <text:p text:style-name="P84">My idiotic commanders feel that I am asking for too much! I had them BANISHED from the army!</text:p>
      <text:p text:style-name="P84"/>
      <text:p text:style-name="P84">25 December</text:p>
      <text:p text:style-name="P84"/>
      <text:p text:style-name="P84">This Christmas 2,000 Irish boys were killed in cold blood.</text:p>
      <text:p text:style-name="P84"/>
      <text:p text:style-name="P16"><text:soft-page-break/>1285</text:p>
      <text:p text:style-name="P16"/>
      <text:p text:style-name="P84">5 January</text:p>
      <text:p text:style-name="P84"/>
      <text:p text:style-name="P84">I hate to admit it but we are going to loose. I am preparing a total retreat north into Normandy and then ferry our once great army back home to Eire. We are defeated at the hands of Hispania. Only 3,000 Irish soldiers now try to hold back nearly 10,000 while the retreat is organized. God save us.</text:p>
      <text:p text:style-name="P84"/>
      <text:p text:style-name="P84">16 January</text:p>
      <text:p text:style-name="P84"/>
      <text:p text:style-name="P84">This first line is an introduction.</text:p>
      <text:p text:style-name="P84">We have only now crossed the Loire</text:p>
      <text:p text:style-name="P84">and allow ourselves to take in stock</text:p>
      <text:p text:style-name="P84">of what is left and what we left behind.</text:p>
      <text:p text:style-name="P84">More than 10,000 strong, proud, heroic</text:p>
      <text:p text:style-name="P84">Irish soldiers died on foreign ground and</text:p>
      <text:p text:style-name="P84">we did not take the time to burry them.</text:p>
      <text:p text:style-name="P84">There were too many lives lost and only</text:p>
      <text:p text:style-name="P84">precious seconds left to save ourselves.</text:p>
      <text:p text:style-name="P84">One month ago we seemed so sure to win</text:p>
      <text:p text:style-name="P84">and now we flee accompanied by the cold</text:p>
      <text:p text:style-name="P84">wind and snow for many hundred miles</text:p>
      <text:p text:style-name="P84">in sad retreat from valiant southern foes.</text:p>
      <text:p text:style-name="P84"/>
      <text:p text:style-name="P85">12 February</text:p>
      <text:p text:style-name="P85"/>
      <text:p text:style-name="P85">Today is my 50<text:span text:style-name="T7">th</text:span> birthday. Yves has been kind enough to give our soldiers a brief reprise in Paris where the war feels so far away. With the Kaisar now intervening the dynamics have changed rapidly and it has become apparent that France and I are somewhat fucked. We expected that our combined power would be more than enough to destroy the Hispanic Empire and add more territory to France but not so was our luck on the battlefield. All in all only 12,000 Irish soldiers can be counted on as we march north. Yves pleaded with me to stay and return south with him in the spring but I feel convinced that the cause is lost and I must return with what is left of my army in order to ensure the protection of my realm. This will surely strain if not end our alliance.</text:p>
      <text:p text:style-name="P85"/>
      <text:p text:style-name="P85">14 February</text:p>
      <text:p text:style-name="P85"><text:line-break/>I have trumped everyone and am the best king ever? I have failed at everything and now return a disgrace...I cannot. How could I? Oh I am just the first King of Ireland to ever loose a war. I have decided to die…</text:p>
      <text:p text:style-name="P85"/>
      <text:p text:style-name="P88">15 February</text:p>
      <text:p text:style-name="P88"/>
      <text:p text:style-name="P88">As his soldiers prepared to march north from the French Capital of Paris King Gilla quietly arranged for a potion of hemlock to be concocted for him. He knew that Yves would never be OK with suicide but that once it was done he would ultimately be relieved to be rid of the Irish looser. Gilla vaguely smiled at the young girl who brought him his poison, slung it down his throat and told her his dying words “Faelan must bring the soldiers home and look after King Gilla” <text:span text:style-name="T22">Gilla will be remembered for </text:span><text:soft-page-break/><text:span text:style-name="T22">his close alliance (and critical assistance) with the capetian restoration in France, his aggressive policy of intimidation and near constant warfare throughout the British Isels (resulting in de facto Irish hegemony over the entire western half and asserting their dominance over England in a series of victories) His “Dublin Decree” of 1280 represents the most centralized form of government since the classical Roman Empire. Unfortunately he will also be remembered as a misguided leader who sent tens of thousands of Irish men to die in Hispania and Aquitaine only to commit suicide in a foreign land in escape of his grief. Immediate command of the Grand Army of Dublin is vested in Prince Faelan who will decide on the course of action for the 12,000 soldiers stranded in Paris.</text:span></text:p>
      <text:p text:style-name="P85"/>
      <text:p text:style-name="P85"/>
      <text:p text:style-name="P76"/>
      <text:p text:style-name="P76"/>
      <text:p text:style-name="P67"/>
      <text:p text:style-name="P52"/>
      <text:p text:style-name="P52"/>
      <text:p text:style-name="P51"/>
      <text:p text:style-name="P51"/>
      <text:p text:style-name="P41"/>
      <text:p text:style-name="P41"/>
      <text:p text:style-name="P33"/>
      <text:p text:style-name="P33"/>
      <text:p text:style-name="P27"/>
      <text:p text:style-name="P27"/>
      <text:p text:style-name="P25"/>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5T18:01:14.699326073</meta:creation-date>
    <dc:date>2019-08-11T19:29:23.859780518</dc:date>
    <meta:editing-duration>P3DT1H17M10S</meta:editing-duration>
    <meta:editing-cycles>14</meta:editing-cycles>
    <meta:generator>LibreOffice/6.1.6.3$Linux_X86_64 LibreOffice_project/10$Build-3</meta:generator>
    <meta:document-statistic meta:table-count="0" meta:image-count="0" meta:object-count="0" meta:page-count="23" meta:paragraph-count="369" meta:word-count="8466" meta:character-count="45819" meta:non-whitespace-character-count="37696"/>
  </office:meta>
</office:document-meta>
</file>